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">
      <style:text-properties fo:color="#ce181e" officeooo:rsid="0019225a"/>
    </style:style>
    <style:style style:name="P2" style:family="paragraph" style:parent-style-name="text">
      <style:text-properties fo:color="#ce181e" officeooo:rsid="0020a737" officeooo:paragraph-rsid="0020a737"/>
    </style:style>
    <style:style style:name="P3" style:family="paragraph" style:parent-style-name="text">
      <style:text-properties fo:color="#ce181e" officeooo:rsid="0027a4fb" officeooo:paragraph-rsid="0027a4fb"/>
    </style:style>
    <style:style style:name="P4" style:family="paragraph" style:parent-style-name="text">
      <style:text-properties officeooo:rsid="00225311" officeooo:paragraph-rsid="00225311"/>
    </style:style>
    <style:style style:name="P5" style:family="paragraph" style:parent-style-name="text">
      <style:text-properties officeooo:rsid="0025594f" officeooo:paragraph-rsid="0025594f"/>
    </style:style>
    <style:style style:name="P6" style:family="paragraph" style:parent-style-name="text">
      <style:text-properties officeooo:rsid="00257438" officeooo:paragraph-rsid="00257438"/>
    </style:style>
    <style:style style:name="P7" style:family="paragraph" style:parent-style-name="text">
      <style:text-properties officeooo:rsid="0033aa3d" officeooo:paragraph-rsid="0033aa3d"/>
    </style:style>
    <style:style style:name="P8" style:family="paragraph" style:parent-style-name="text">
      <style:text-properties fo:font-style="italic" officeooo:rsid="003b69ce" officeooo:paragraph-rsid="003b69ce" style:font-style-asian="italic" style:font-style-complex="italic"/>
    </style:style>
    <style:style style:name="P9" style:family="paragraph" style:parent-style-name="text">
      <style:text-properties fo:font-style="italic" officeooo:rsid="003df0f2" officeooo:paragraph-rsid="003df0f2" style:font-style-asian="italic" style:font-style-complex="italic"/>
    </style:style>
    <style:style style:name="P10" style:family="paragraph" style:parent-style-name="text">
      <style:text-properties fo:font-style="italic" style:text-underline-style="solid" style:text-underline-width="auto" style:text-underline-color="font-color" fo:font-weight="normal" officeooo:rsid="003c8bb5" officeooo:paragraph-rsid="003c8bb5" style:font-style-asian="italic" style:font-weight-asian="normal" style:font-style-complex="italic" style:font-weight-complex="normal"/>
    </style:style>
    <style:style style:name="P11" style:family="paragraph" style:parent-style-name="Nadpis1">
      <style:text-properties officeooo:rsid="0020a737" officeooo:paragraph-rsid="0020a737"/>
    </style:style>
    <style:style style:name="P12" style:family="paragraph" style:parent-style-name="Nadpis1">
      <style:text-properties officeooo:rsid="0025594f" officeooo:paragraph-rsid="0025594f"/>
    </style:style>
    <style:style style:name="P13" style:family="paragraph" style:parent-style-name="Nadpis2">
      <style:text-properties officeooo:rsid="0020a737" officeooo:paragraph-rsid="0020a737"/>
    </style:style>
    <style:style style:name="P14" style:family="paragraph" style:parent-style-name="Nadpis2">
      <style:text-properties officeooo:rsid="002229a2" officeooo:paragraph-rsid="002229a2"/>
    </style:style>
    <style:style style:name="P15" style:family="paragraph" style:parent-style-name="Nadpis2">
      <style:text-properties officeooo:rsid="00225311" officeooo:paragraph-rsid="00225311"/>
    </style:style>
    <style:style style:name="P16" style:family="paragraph" style:parent-style-name="Nadpis2">
      <style:text-properties officeooo:rsid="0025594f" officeooo:paragraph-rsid="0025594f"/>
    </style:style>
    <style:style style:name="P17" style:family="paragraph" style:parent-style-name="Hlavička">
      <style:text-properties officeooo:rsid="0027a4fb" officeooo:paragraph-rsid="0027a4fb"/>
    </style:style>
    <style:style style:name="P18" style:family="paragraph" style:parent-style-name="text" style:list-style-name="L1">
      <style:text-properties officeooo:rsid="0027a4fb" officeooo:paragraph-rsid="0027a4fb"/>
    </style:style>
    <style:style style:name="P19" style:family="paragraph" style:parent-style-name="text" style:list-style-name="L1">
      <style:text-properties style:use-window-font-color="true" officeooo:rsid="0027a4fb" officeooo:paragraph-rsid="0027a4fb"/>
    </style:style>
    <style:style style:name="P20" style:family="paragraph" style:parent-style-name="text" style:list-style-name="L1">
      <style:text-properties style:use-window-font-color="true" fo:font-size="14pt" fo:font-weight="normal" officeooo:rsid="0033a83f" officeooo:paragraph-rsid="0033a83f" style:font-size-asian="14pt" style:font-weight-asian="normal" style:font-size-complex="14pt" style:font-weight-complex="normal"/>
    </style:style>
    <style:style style:name="P21" style:family="paragraph" style:parent-style-name="text" style:list-style-name="L2">
      <style:text-properties fo:color="#ce181e" officeooo:rsid="0019d495" officeooo:paragraph-rsid="0019d495"/>
    </style:style>
    <style:style style:name="P22" style:family="paragraph" style:parent-style-name="text" style:list-style-name="L2">
      <style:text-properties fo:color="#ce181e" officeooo:rsid="001bccd0" officeooo:paragraph-rsid="001bccd0"/>
    </style:style>
    <style:style style:name="P23" style:family="paragraph" style:parent-style-name="text" style:list-style-name="L2">
      <style:text-properties fo:color="#ce181e" officeooo:rsid="001db55f" officeooo:paragraph-rsid="001db55f"/>
    </style:style>
    <style:style style:name="P24" style:family="paragraph" style:parent-style-name="text" style:list-style-name="L2">
      <style:text-properties fo:color="#ce181e" officeooo:rsid="001ebfa9" officeooo:paragraph-rsid="001ebfa9"/>
    </style:style>
    <style:style style:name="P25" style:family="paragraph" style:parent-style-name="text" style:list-style-name="L2">
      <style:text-properties fo:color="#ce181e" officeooo:rsid="001fb61c" officeooo:paragraph-rsid="001fb61c"/>
    </style:style>
    <style:style style:name="P26" style:family="paragraph" style:parent-style-name="text" style:list-style-name="L1">
      <style:text-properties fo:color="#ce181e" officeooo:rsid="00257438" officeooo:paragraph-rsid="00257438"/>
    </style:style>
    <style:style style:name="P27" style:family="paragraph" style:parent-style-name="text" style:list-style-name="L1">
      <style:text-properties fo:color="#ce181e" officeooo:rsid="0027a4fb" officeooo:paragraph-rsid="0027a4fb"/>
    </style:style>
    <style:style style:name="P28" style:family="paragraph" style:parent-style-name="text" style:list-style-name="L1">
      <style:text-properties fo:color="#ce181e" officeooo:rsid="0027a4fb" officeooo:paragraph-rsid="002f8271"/>
    </style:style>
    <style:style style:name="P29" style:family="paragraph" style:parent-style-name="text" style:list-style-name="L1">
      <style:text-properties fo:color="#ce181e" officeooo:rsid="00280855" officeooo:paragraph-rsid="00280855"/>
    </style:style>
    <style:style style:name="P30" style:family="paragraph" style:parent-style-name="text" style:list-style-name="L1">
      <style:text-properties fo:color="#ce181e" officeooo:rsid="00280855" officeooo:paragraph-rsid="002f8271"/>
    </style:style>
    <style:style style:name="P31" style:family="paragraph" style:parent-style-name="text" style:list-style-name="L1">
      <style:text-properties fo:color="#ce181e" officeooo:rsid="00280855" officeooo:paragraph-rsid="0033a83f"/>
    </style:style>
    <style:style style:name="P32" style:family="paragraph" style:parent-style-name="text" style:list-style-name="L1">
      <style:text-properties fo:color="#ce181e" officeooo:rsid="002a7979" officeooo:paragraph-rsid="002a7979"/>
    </style:style>
    <style:style style:name="P33" style:family="paragraph" style:parent-style-name="text" style:list-style-name="L1">
      <style:text-properties fo:color="#ce181e" officeooo:rsid="002a7979" officeooo:paragraph-rsid="002f8271"/>
    </style:style>
    <style:style style:name="P34" style:family="paragraph" style:parent-style-name="text" style:list-style-name="L1">
      <style:text-properties fo:color="#ce181e" fo:font-size="14pt" fo:font-weight="bold" officeooo:rsid="00257438" officeooo:paragraph-rsid="002a7979" style:font-size-asian="14pt" style:font-weight-asian="bold" style:font-size-complex="14pt" style:font-weight-complex="bold"/>
    </style:style>
    <style:style style:name="P35" style:family="paragraph" style:parent-style-name="text" style:list-style-name="L1">
      <style:text-properties fo:color="#ce181e" officeooo:rsid="003052f1" officeooo:paragraph-rsid="003052f1"/>
    </style:style>
    <style:style style:name="P36" style:family="paragraph" style:parent-style-name="text" style:list-style-name="L1">
      <style:text-properties fo:color="#ce181e" officeooo:rsid="0033a83f" officeooo:paragraph-rsid="0033a83f"/>
    </style:style>
    <style:style style:name="P37" style:family="paragraph" style:parent-style-name="text" style:list-style-name="L1">
      <style:text-properties fo:color="#ce181e" officeooo:rsid="0033aa3d" officeooo:paragraph-rsid="0033aa3d"/>
    </style:style>
    <style:style style:name="P38" style:family="paragraph" style:parent-style-name="text" style:list-style-name="L1">
      <style:text-properties fo:color="#ce181e" officeooo:rsid="002f8271" officeooo:paragraph-rsid="002f8271"/>
    </style:style>
    <style:style style:name="P39" style:family="paragraph" style:parent-style-name="text" style:list-style-name="L3">
      <style:text-properties officeooo:rsid="002229a2" officeooo:paragraph-rsid="002229a2"/>
    </style:style>
    <style:style style:name="P40" style:family="paragraph" style:parent-style-name="text" style:list-style-name="L5">
      <style:text-properties officeooo:rsid="002229a2" officeooo:paragraph-rsid="002229a2"/>
    </style:style>
    <style:style style:name="P41" style:family="paragraph" style:parent-style-name="text" style:list-style-name="L6">
      <style:text-properties officeooo:rsid="002229a2" officeooo:paragraph-rsid="002229a2"/>
    </style:style>
    <style:style style:name="P42" style:family="paragraph" style:parent-style-name="text" style:list-style-name="L7">
      <style:text-properties officeooo:rsid="002229a2" officeooo:paragraph-rsid="002229a2"/>
    </style:style>
    <style:style style:name="P43" style:family="paragraph" style:parent-style-name="text" style:list-style-name="L8">
      <style:text-properties officeooo:rsid="002229a2" officeooo:paragraph-rsid="002229a2"/>
    </style:style>
    <style:style style:name="P44" style:family="paragraph" style:parent-style-name="text" style:list-style-name="L9">
      <style:text-properties officeooo:rsid="002229a2" officeooo:paragraph-rsid="002229a2"/>
    </style:style>
    <style:style style:name="P45" style:family="paragraph" style:parent-style-name="text" style:list-style-name="L4">
      <style:text-properties officeooo:rsid="0033aa3d" officeooo:paragraph-rsid="0033aa3d"/>
    </style:style>
    <style:style style:name="P46" style:family="paragraph" style:parent-style-name="text" style:list-style-name="L10">
      <style:text-properties officeooo:rsid="00225311" officeooo:paragraph-rsid="00225311"/>
    </style:style>
    <style:style style:name="P47" style:family="paragraph" style:parent-style-name="text" style:list-style-name="L11">
      <style:text-properties officeooo:rsid="00225311" officeooo:paragraph-rsid="00225311"/>
    </style:style>
    <style:style style:name="P48" style:family="paragraph" style:parent-style-name="text" style:list-style-name="L12">
      <style:text-properties officeooo:rsid="00225311" officeooo:paragraph-rsid="00225311"/>
    </style:style>
    <style:style style:name="P49" style:family="paragraph" style:parent-style-name="text" style:list-style-name="L13">
      <style:text-properties officeooo:rsid="00225311" officeooo:paragraph-rsid="00225311"/>
    </style:style>
    <style:style style:name="P50" style:family="paragraph" style:parent-style-name="text" style:list-style-name="L14">
      <style:text-properties officeooo:rsid="00225311" officeooo:paragraph-rsid="00225311"/>
    </style:style>
    <style:style style:name="P51" style:family="paragraph" style:parent-style-name="text" style:list-style-name="L15">
      <style:text-properties officeooo:rsid="00225311" officeooo:paragraph-rsid="00225311"/>
    </style:style>
    <style:style style:name="P52" style:family="paragraph" style:parent-style-name="text" style:list-style-name="L15">
      <style:text-properties officeooo:rsid="00238633" officeooo:paragraph-rsid="00238633"/>
    </style:style>
    <style:style style:name="P53" style:family="paragraph" style:parent-style-name="text" style:list-style-name="L16">
      <style:text-properties officeooo:rsid="0025594f" officeooo:paragraph-rsid="0025594f"/>
    </style:style>
    <style:style style:name="P54" style:family="paragraph" style:parent-style-name="text" style:list-style-name="L16">
      <style:text-properties officeooo:rsid="00257438" officeooo:paragraph-rsid="00257438"/>
    </style:style>
    <style:style style:name="P55" style:family="paragraph" style:parent-style-name="text" style:list-style-name="L1">
      <style:text-properties officeooo:rsid="00257438" officeooo:paragraph-rsid="00257438"/>
    </style:style>
    <style:style style:name="P56" style:family="paragraph" style:parent-style-name="text" style:list-style-name="L1">
      <style:text-properties officeooo:rsid="0025f9b8" officeooo:paragraph-rsid="0025f9b8"/>
    </style:style>
    <style:style style:name="P57" style:family="paragraph" style:parent-style-name="text" style:list-style-name="L1">
      <style:text-properties officeooo:rsid="0025f9b8" officeooo:paragraph-rsid="002f8271"/>
    </style:style>
    <style:style style:name="P58" style:family="paragraph" style:parent-style-name="text" style:list-style-name="L1">
      <style:text-properties officeooo:rsid="00280855" officeooo:paragraph-rsid="00280855"/>
    </style:style>
    <style:style style:name="P59" style:family="paragraph" style:parent-style-name="text" style:list-style-name="L1">
      <style:text-properties officeooo:rsid="00280855" officeooo:paragraph-rsid="002f8271"/>
    </style:style>
    <style:style style:name="P60" style:family="paragraph" style:parent-style-name="text" style:list-style-name="L1">
      <style:text-properties officeooo:rsid="002f8271" officeooo:paragraph-rsid="002f8271"/>
    </style:style>
    <style:style style:name="P61" style:family="paragraph" style:parent-style-name="text" style:list-style-name="L1">
      <style:text-properties fo:color="#ed1c24" fo:font-size="14pt" fo:font-weight="normal" officeooo:rsid="002e1bcf" officeooo:paragraph-rsid="002f8271" style:font-size-asian="14pt" style:font-weight-asian="normal" style:font-size-complex="14pt" style:font-weight-complex="normal"/>
    </style:style>
    <style:style style:name="P62" style:family="paragraph" style:parent-style-name="text" style:list-style-name="L17">
      <style:text-properties officeooo:rsid="0036ddb4" officeooo:paragraph-rsid="0036ddb4"/>
    </style:style>
    <style:style style:name="P63" style:family="paragraph" style:parent-style-name="text" style:list-style-name="L17">
      <style:text-properties officeooo:rsid="0038b3a3" officeooo:paragraph-rsid="0038b3a3"/>
    </style:style>
    <style:style style:name="P64" style:family="paragraph" style:parent-style-name="text" style:list-style-name="L13">
      <style:text-properties officeooo:rsid="003efbe4" officeooo:paragraph-rsid="003efbe4"/>
    </style:style>
    <style:style style:name="T1" style:family="text">
      <style:text-properties officeooo:rsid="001db55f"/>
    </style:style>
    <style:style style:name="T2" style:family="text">
      <style:text-properties officeooo:rsid="00225311"/>
    </style:style>
    <style:style style:name="T3" style:family="text">
      <style:text-properties fo:color="#ce181e"/>
    </style:style>
    <style:style style:name="T4" style:family="text">
      <style:text-properties fo:color="#ce181e" officeooo:rsid="0027a4fb"/>
    </style:style>
    <style:style style:name="T5" style:family="text">
      <style:text-properties fo:color="#ce181e" officeooo:rsid="00280855"/>
    </style:style>
    <style:style style:name="T6" style:family="text">
      <style:text-properties fo:color="#ce181e" officeooo:rsid="002a7979"/>
    </style:style>
    <style:style style:name="T7" style:family="text">
      <style:text-properties fo:color="#ce181e" officeooo:rsid="002f8271"/>
    </style:style>
    <style:style style:name="T8" style:family="text">
      <style:text-properties fo:color="#ce181e" officeooo:rsid="0033a83f"/>
    </style:style>
    <style:style style:name="T9" style:family="text">
      <style:text-properties fo:color="#ed1c24"/>
    </style:style>
    <style:style style:name="T10" style:family="text">
      <style:text-properties fo:color="#ed1c24" officeooo:rsid="002a7979"/>
    </style:style>
    <style:style style:name="T11" style:family="text">
      <style:text-properties officeooo:rsid="002f8271"/>
    </style:style>
    <style:style style:name="T12" style:family="text">
      <style:text-properties officeooo:rsid="003052f1"/>
    </style:style>
    <style:style style:name="T13" style:family="text">
      <style:text-properties officeooo:rsid="0033a83f"/>
    </style:style>
    <style:style style:name="T14" style:family="text">
      <style:text-properties officeooo:rsid="003590f6"/>
    </style:style>
    <style:style style:name="T15" style:family="text">
      <style:text-properties officeooo:rsid="0036ddb4"/>
    </style:style>
    <style:style style:name="T16" style:family="text">
      <style:text-properties officeooo:rsid="003c8bb5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3df0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Publicistika</text:p>
      <text:list xml:id="list4096688838" text:style-name="L1">
        <text:list-item>
          <text:p text:style-name="P18">funkční styly</text:p>
          <text:list>
            <text:list-item>
              <text:p text:style-name="P18">publicistictický</text:p>
            </text:list-item>
            <text:list-item>
              <text:p text:style-name="P18">prostězdělovací</text:p>
            </text:list-item>
            <text:list-item>
              <text:p text:style-name="P18">umělecký</text:p>
            </text:list-item>
            <text:list-item>
              <text:p text:style-name="P18">odborný</text:p>
            </text:list-item>
            <text:list-item>
              <text:p text:style-name="P18">administrativní</text:p>
            </text:list-item>
            <text:list-item>
              <text:p text:style-name="P18">eseistický</text:p>
            </text:list-item>
            <text:list-item>
              <text:p text:style-name="P18">řečnický</text:p>
            </text:list-item>
          </text:list>
        </text:list-item>
        <text:list-item>
          <text:p text:style-name="P18">slohové postupy</text:p>
          <text:list>
            <text:list-item>
              <text:p text:style-name="P19">popisný</text:p>
            </text:list-item>
            <text:list-item>
              <text:p text:style-name="P19">výkladový</text:p>
            </text:list-item>
            <text:list-item>
              <text:p text:style-name="P19">úvahový</text:p>
            </text:list-item>
            <text:list-item>
              <text:p text:style-name="P19">informační</text:p>
            </text:list-item>
            <text:list-item>
              <text:p text:style-name="P19">vyprávěcí</text:p>
            </text:list-item>
          </text:list>
        </text:list-item>
      </text:list>
      <text:p text:style-name="P3"/>
      <text:p text:style-name="P1">Dú: Najít bulvární a vážný text</text:p>
      <text:list xml:id="list2141018047" text:style-name="L2">
        <text:list-item>
          <text:p text:style-name="P21">typické znaky bulváru</text:p>
          <text:list>
            <text:list-item>
              <text:p text:style-name="P21">obvykle komentují soukromí slavných osobností (nahlíží do soukromí, <text:span text:style-name="T1">osobní témata známých</text:span>)</text:p>
            </text:list-item>
            <text:list-item>
              <text:p text:style-name="P21">není položen fakty</text:p>
            </text:list-item>
            <text:list-item>
              <text:p text:style-name="P21">citově zabarvené</text:p>
            </text:list-item>
            <text:list-item>
              <text:p text:style-name="P21">píší o tom, co čtenář chce slyšet</text:p>
            </text:list-item>
            <text:list-item>
              <text:p text:style-name="P21">dělá z nepodstatných věcí senzace</text:p>
            </text:list-item>
            <text:list-item>
              <text:p text:style-name="P22">nespisovné výrazy</text:p>
            </text:list-item>
            <text:list-item>
              <text:p text:style-name="P22">trhají výroky z kontextu a přetvařují myšlenky</text:p>
            </text:list-item>
          </text:list>
        </text:list-item>
        <text:list-item>
          <text:p text:style-name="P22">typické znaky seriozního tisku</text:p>
          <text:list>
            <text:list-item>
              <text:p text:style-name="P22">konkrétní informace</text:p>
            </text:list-item>
            <text:list-item>
              <text:p text:style-name="P23">objektivně, v souvislostech</text:p>
            </text:list-item>
            <text:list-item>
              <text:p text:style-name="P22">výpovědi zainteresovaných lidí, ověřená fakta</text:p>
            </text:list-item>
            <text:list-item>
              <text:p text:style-name="P22">spisovná čeština</text:p>
            </text:list-item>
            <text:list-item>
              <text:p text:style-name="P22">důležitá a závažná témata</text:p>
            </text:list-item>
          </text:list>
        </text:list-item>
        <text:list-item>
          <text:p text:style-name="P22">aktualizace</text:p>
          <text:list>
            <text:list-item>
              <text:p text:style-name="P22">hokejová přítelk<text:span text:style-name="T1">y</text:span>ně</text:p>
            </text:list-item>
            <text:list-item>
              <text:p text:style-name="P23">lepšolidi</text:p>
            </text:list-item>
            <text:list-item>
              <text:p text:style-name="P23">strejda Mirda</text:p>
            </text:list-item>
            <text:list-item>
              <text:p text:style-name="P24">vymykat se z koridoru kavárny</text:p>
            </text:list-item>
          </text:list>
        </text:list-item>
        <text:list-item>
          <text:p text:style-name="P22">automatizace</text:p>
          <text:list>
            <text:list-item>
              <text:p text:style-name="P23">prohlásit někoho za mrtvého</text:p>
            </text:list-item>
            <text:list-item>
              <text:p text:style-name="P23">uvedla, dodala, podle</text:p>
            </text:list-item>
            <text:list-item>
              <text:p text:style-name="P25">zbrojovka už je <text:s/>na dostřel</text:p>
            </text:list-item>
            <text:list-item>
              <text:p text:style-name="P25">vzít si na paškál</text:p>
            </text:list-item>
            <text:list-item>
              <text:p text:style-name="P25">být ve hře</text:p>
            </text:list-item>
          </text:list>
        </text:list-item>
      </text:list>
      <text:p text:style-name="P2"/>
      <text:p text:style-name="P11"><text:soft-page-break/>Základní publicistické útvary</text:p>
      <text:p text:style-name="P13">Zpráva</text:p>
      <text:list xml:id="list619025540" text:style-name="L3">
        <text:list-item>
          <text:p text:style-name="P39">popis události …</text:p>
        </text:list-item>
        <text:list-item>
          <text:p text:style-name="P39">zpráva s hodnocením</text:p>
          <text:list>
            <text:list-item>
              <text:p text:style-name="P39">na závěr autor subjektivně zhodnotí</text:p>
            </text:list-item>
          </text:list>
        </text:list-item>
      </text:list>
      <text:p text:style-name="P7">Analytický článek</text:p>
      <text:list xml:id="list2793679058" text:style-name="L4">
        <text:list-item>
          <text:p text:style-name="P45">má za úkol něco rozebrat</text:p>
        </text:list-item>
        <text:list-item>
          <text:p text:style-name="P45">autor musí nejdříve nasbírat podklady (rozdíl od úvahy)</text:p>
        </text:list-item>
        <text:list-item>
          <text:p text:style-name="P45">→ složitý proces napsání</text:p>
        </text:list-item>
        <text:list-item>
          <text:p text:style-name="P45">objektivní (zastoupeno ve velké míře) i subjektivní myšlenky</text:p>
        </text:list-item>
      </text:list>
      <text:p text:style-name="P14">Referát</text:p>
      <text:list xml:id="list2786947831" text:style-name="L5">
        <text:list-item>
          <text:p text:style-name="P40">podrobnější než zpráva<text:span text:style-name="T14">qpe</text:span></text:p>
        </text:list-item>
        <text:list-item>
          <text:p text:style-name="P40">odborný referát</text:p>
          <text:list>
            <text:list-item>
              <text:p text:style-name="P40">poučit o odbornější oblasti</text:p>
            </text:list-item>
          </text:list>
        </text:list-item>
      </text:list>
      <text:p text:style-name="P14">Komuniké</text:p>
      <text:list xml:id="list2575089390" text:style-name="L6">
        <text:list-item>
          <text:p text:style-name="P41">oficiální krátké zdělení (např. O průběhu jednání)</text:p>
        </text:list-item>
      </text:list>
      <text:p text:style-name="P14">Úvodník = Editorial</text:p>
      <text:list xml:id="list4108834384" text:style-name="L7">
        <text:list-item>
          <text:p text:style-name="P42">na začátku novin</text:p>
        </text:list-item>
        <text:list-item>
          <text:p text:style-name="P42">úvahový text</text:p>
        </text:list-item>
        <text:list-item>
          <text:p text:style-name="P42">aktuální problematika, která má zaujmout</text:p>
        </text:list-item>
        <text:list-item>
          <text:p text:style-name="P42">krátké</text:p>
        </text:list-item>
      </text:list>
      <text:p text:style-name="P14">Komentář</text:p>
      <text:list xml:id="list1629771469" text:style-name="L8">
        <text:list-item>
          <text:p text:style-name="P43">hodnotící úvahy</text:p>
        </text:list-item>
        <text:list-item>
          <text:p text:style-name="P43">analyzování a komentování</text:p>
        </text:list-item>
      </text:list>
      <text:p text:style-name="P14">Polemika</text:p>
      <text:list xml:id="list3768274521" text:style-name="L9">
        <text:list-item>
          <text:p text:style-name="P44">konflikt názorů</text:p>
        </text:list-item>
        <text:list-item>
          <text:p text:style-name="P44">cílem přesvědčit protistranu, že autor má pravdu</text:p>
        </text:list-item>
        <text:list-item>
          <text:p text:style-name="P44">cílem vyvolat zájem</text:p>
        </text:list-item>
        <text:list-item>
          <text:p text:style-name="P44">dříve běžnou součástí časopisů</text:p>
        </text:list-item>
      </text:list>
      <text:p text:style-name="P14">Pamflet = Filipika</text:p>
      <text:list xml:id="list480049021" text:style-name="L10">
        <text:list-item>
          <text:p text:style-name="P46">útočná řeč</text:p>
        </text:list-item>
        <text:list-item>
          <text:p text:style-name="P46">považováno za neetické</text:p>
        </text:list-item>
      </text:list>
      <text:p text:style-name="Nadpis2"><text:span text:style-name="T2">K</text:span>ritika</text:p>
      <text:list xml:id="list83618264409529" text:continue-numbering="true" text:style-name="L10">
        <text:list-item>
          <text:p text:style-name="P46">pozitivní × negativní</text:p>
        </text:list-item>
        <text:list-item>
          <text:p text:style-name="P46">hodnotí výrobky, …</text:p>
        </text:list-item>
        <text:list-item>
          <text:p text:style-name="P46">součástí subjektivní hodnocení, avšak u dobře psané kritiky je potřeba argumentovat objektivně (odborně)</text:p>
        </text:list-item>
      </text:list>
      <text:p text:style-name="P15"><text:soft-page-break/>Sloupek</text:p>
      <text:list xml:id="list1924512719" text:style-name="L11">
        <text:list-item>
          <text:p text:style-name="P47">kratší fejeton</text:p>
        </text:list-item>
        <text:list-item>
          <text:p text:style-name="P47">nezabývá se ničím moc závažným</text:p>
        </text:list-item>
        <text:list-item>
          <text:p text:style-name="P47">podobné kurzívce</text:p>
        </text:list-item>
      </text:list>
      <text:p text:style-name="P4">Glosa</text:p>
      <text:list xml:id="list4284148588" text:style-name="L12">
        <text:list-item>
          <text:p text:style-name="P48">kratší útvar</text:p>
        </text:list-item>
        <text:list-item>
          <text:p text:style-name="P48">kritika</text:p>
        </text:list-item>
      </text:list>
      <text:p text:style-name="P4">Reportáž</text:p>
      <text:list xml:id="list3173689092" text:style-name="L13">
        <text:list-item>
          <text:p text:style-name="P49">spojuje poutavé prostředky s informacemi</text:p>
        </text:list-item>
        <text:list-item>
          <text:p text:style-name="P49">o téměř čemkoliv</text:p>
        </text:list-item>
        <text:list-item>
          <text:p text:style-name="P49">čtenář musí mít pocit, že je na daném místě (poutavé čtení)</text:p>
          <text:list>
            <text:list-item>
              <text:p text:style-name="P49">přítomný čas</text:p>
            </text:list-item>
            <text:list-item>
              <text:p text:style-name="P49">atmosféra místa</text:p>
            </text:list-item>
            <text:list-item>
              <text:p text:style-name="P49">tady a teď</text:p>
            </text:list-item>
          </text:list>
        </text:list-item>
        <text:list-item>
          <text:p text:style-name="P49">musí obsahovat i fakta</text:p>
        </text:list-item>
        <text:list-item>
          <text:p text:style-name="P64">zachycení atmosféry</text:p>
        </text:list-item>
        <text:list-item>
          <text:p text:style-name="P64"/>
        </text:list-item>
      </text:list>
      <text:p text:style-name="P4">črta</text:p>
      <text:list xml:id="list1828858064" text:style-name="L14">
        <text:list-item>
          <text:p text:style-name="P50">propojení reportáže s příběhem</text:p>
        </text:list-item>
      </text:list>
      <text:p text:style-name="P4">Interview</text:p>
      <text:list xml:id="list1034385104" text:style-name="L15">
        <text:list-item>
          <text:p text:style-name="P51">osobní rozhovor</text:p>
          <text:list>
            <text:list-item>
              <text:p text:style-name="P51">musí si ho nahrát, pak přepsat</text:p>
            </text:list-item>
            <text:list-item>
              <text:p text:style-name="P51">seriozní novinář by neměl překrucovat pravdu</text:p>
            </text:list-item>
            <text:list-item>
              <text:p text:style-name="P52">měl by vzniknou smysluplný text, který neztratí na osobitosti daného člověka</text:p>
            </text:list-item>
          </text:list>
        </text:list-item>
      </text:list>
      <text:p text:style-name="P5">Soudnička</text:p>
      <text:p text:style-name="P12">Jazyková prostředky</text:p>
      <text:p text:style-name="P16">Grafická stránka</text:p>
      <text:list xml:id="list2384446303" text:style-name="L16">
        <text:list-item>
          <text:p text:style-name="P53">titulky, podtitulky, mezititulky</text:p>
        </text:list-item>
        <text:list-item>
          <text:p text:style-name="P53">perex = shrnující první odstavec</text:p>
          <text:list>
            <text:list-item>
              <text:p text:style-name="P53">krátký text shrnující obsah daného článku</text:p>
            </text:list-item>
          </text:list>
        </text:list-item>
        <text:list-item>
          <text:p text:style-name="P53">seriozní noviny s barvami moc nepracují, jednotný styl</text:p>
        </text:list-item>
        <text:list-item>
          <text:p text:style-name="P53">multiverbizace</text:p>
          <text:list>
            <text:list-item>
              <text:p text:style-name="P54">změřit → provézt změření</text:p>
            </text:list-item>
            <text:list-item>
              <text:p text:style-name="P54">vypadá odborněji</text:p>
            </text:list-item>
          </text:list>
        </text:list-item>
        <text:list-item>
          <text:p text:style-name="P53">univerbizace</text:p>
          <text:list>
            <text:list-item>
              <text:p text:style-name="P54">vytvoření jednoho slova z víceslovného pojmenování</text:p>
            </text:list-item>
            <text:list-item>
              <text:p text:style-name="P54">nákladní automobil → náklaďák</text:p>
            </text:list-item>
            <text:list-item>
              <text:p text:style-name="P54">u textů, které mají pobavit</text:p>
            </text:list-item>
          </text:list>
        </text:list-item>
        <text:list-item>
          <text:p text:style-name="P54">klišé</text:p>
          <text:list>
            <text:list-item>
              <text:p text:style-name="P54">protivná automatizace (používaná pořád dokola)</text:p>
            </text:list-item>
          </text:list>
        </text:list-item>
      </text:list>
      <text:p text:style-name="P6">syntax</text:p>
      <text:list xml:id="list83616411677758" text:continue-list="list4096688838" text:style-name="L1">
        <text:list-item>
          <text:p text:style-name="P55">dle daného žánru</text:p>
        </text:list-item>
        <text:list-item>
          <text:p text:style-name="P26">dú rozebrat (dle tabulky rozboru)</text:p>
          <text:list>
            <text:list-item>
              <text:p text:style-name="P26">stra<text:span text:style-name="T9">na 111 <text:s/></text:span></text:p>
              <text:list>
                <text:list-item>
                  <text:p text:style-name="P56"><text:span text:style-name="T3">hlavní myšlenky: zákaz vycházení, </text:span><text:span text:style-name="T4">co se bude dít, když někoho chytnou</text:span></text:p>
                </text:list-item>
                <text:list-item>
                  <text:p text:style-name="P27">nepodstatná informace: názory dětí</text:p>
                </text:list-item>
                <text:list-item>
                  <text:p text:style-name="P18"><text:span text:style-name="T3">způsoby čtení a interpretace: </text:span><text:span text:style-name="T5">nejednoznačnost názory</text:span></text:p>
                  <text:list>
                    <text:list-item>
                      <text:p text:style-name="P29"><text:soft-page-break/>„zodpovědných dospělých“</text:p>
                    </text:list-item>
                  </text:list>
                </text:list-item>
                <text:list-item>
                  <text:p text:style-name="P29">objektivní, subjektivní na závěr</text:p>
                </text:list-item>
                <text:list-item>
                  <text:p text:style-name="P29">komunikační situace</text:p>
                  <text:list>
                    <text:list-item>
                      <text:p text:style-name="P29">mělo by to informovat</text:p>
                    </text:list-item>
                    <text:list-item>
                      <text:p text:style-name="P29">široká veřejnost</text:p>
                    </text:list-item>
                  </text:list>
                </text:list-item>
                <text:list-item>
                  <text:p text:style-name="P29">kompozice</text:p>
                  <text:list>
                    <text:list-item>
                      <text:p text:style-name="P29">nadpis, perex, odstavce, vynechávka (…)</text:p>
                    </text:list-item>
                    <text:list-item>
                      <text:p text:style-name="P29">odstavce na sebe navazují</text:p>
                    </text:list-item>
                  </text:list>
                </text:list-item>
                <text:list-item>
                  <text:p text:style-name="P58"><text:span text:style-name="T3">jazykové prostředky </text:span><text:span text:style-name="T6">= „morfologie“</text:span></text:p>
                  <text:list>
                    <text:list-item>
                      <text:p text:style-name="P29">spisovná čeština (spíše hovorová)</text:p>
                    </text:list-item>
                    <text:list-item>
                      <text:p text:style-name="P29">slovní zásoba</text:p>
                      <text:list>
                        <text:list-item>
                          <text:p text:style-name="P29">bohatá</text:p>
                        </text:list-item>
                        <text:list-item>
                          <text:p text:style-name="P29">neobsahuje téměř žádné termíny</text:p>
                        </text:list-item>
                        <text:list-item>
                          <text:p text:style-name="P29">policejní hodina</text:p>
                        </text:list-item>
                        <text:list-item>
                          <text:p text:style-name="P29">noční „tulláky“</text:p>
                        </text:list-item>
                        <text:list-item>
                          <text:p text:style-name="P29">figury, tropy</text:p>
                        </text:list-item>
                        <text:list-item>
                          <text:p text:style-name="P29">cizí slova – liberální</text:p>
                        </text:list-item>
                        <text:list-item>
                          <text:p text:style-name="P29">morfologie = tvarosloví</text:p>
                        </text:list-item>
                        <text:list-item>
                          <text:p text:style-name="P29">fuk – obecná čeština</text:p>
                        </text:list-item>
                        <text:list-item>
                          <text:p text:style-name="P32">pětisetdolarová, mimořádné, patnáctiletá, středoškolačka – slova složená</text:p>
                        </text:list-item>
                        <text:list-item>
                          <text:p text:style-name="P32">koncovky v souladu se spisovnou normou</text:p>
                        </text:list-item>
                      </text:list>
                    </text:list-item>
                    <text:list-item>
                      <text:p text:style-name="P29">sintax</text:p>
                      <text:list>
                        <text:list-item>
                          <text:p text:style-name="P32">především souvětí, delší, ale přehledné (zřetelné)</text:p>
                        </text:list-item>
                        <text:list-item>
                          <text:p text:style-name="P32">podstatná jména slovesná</text:p>
                        </text:list-item>
                      </text:list>
                    </text:list-item>
                    <text:list-item>
                      <text:p text:style-name="P32">slohový postup</text:p>
                      <text:list>
                        <text:list-item>
                          <text:p text:style-name="P32">informační</text:p>
                        </text:list-item>
                      </text:list>
                    </text:list-item>
                    <text:list-item>
                      <text:p text:style-name="P32">slohový útvar</text:p>
                      <text:list>
                        <text:list-item>
                          <text:p text:style-name="P32">zpráva</text:p>
                        </text:list-item>
                      </text:list>
                    </text:list-item>
                    <text:list-item>
                      <text:p text:style-name="P32">funkční styl</text:p>
                      <text:list>
                        <text:list-item>
                          <text:p text:style-name="P32">publicistický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4">stra<text:span text:style-name="T9">na 111 <text:s/>- </text:span><text:span text:style-name="T10">sloupek – hrst písmenek</text:span></text:p>
              <text:list>
                <text:list-item>
                  <text:p text:style-name="P57"><text:span text:style-name="T3">hlavní myšlenky: </text:span><text:span text:style-name="T7">praktiky nejen české politiky, </text:span><text:span text:style-name="T8">politika je pořád stejná, plná lží a kličkování</text:span></text:p>
                </text:list-item>
                <text:list-item>
                  <text:p text:style-name="P28">nepodstatná informace: <text:span text:style-name="T13">aluze na Kuseiry</text:span></text:p>
                </text:list-item>
                <text:list-item>
                  <text:p text:style-name="P28">způsoby čtení a interpretace: </text:p>
                  <text:list>
                    <text:list-item>
                      <text:p text:style-name="P60"><text:span text:style-name="T5">k</text:span><text:span text:style-name="T3">ritika pol. Systému / kritika novinářské praxe zveličování afér </text:span></text:p>
                    </text:list-item>
                  </text:list>
                </text:list-item>
                <text:list-item>
                  <text:p text:style-name="P30">subjektivní, <text:span text:style-name="T11">občas objektivní argumentace</text:span></text:p>
                </text:list-item>
                <text:list-item>
                  <text:p text:style-name="P30">komunikační situace</text:p>
                  <text:list>
                    <text:list-item>
                      <text:p text:style-name="P35">kritizovat, pobavit</text:p>
                    </text:list-item>
                    <text:list-item>
                      <text:p text:style-name="P30">široká veřejnost, <text:span text:style-name="T13">cílí na politiky</text:span></text:p>
                    </text:list-item>
                    <text:list-item>
                      <text:p text:style-name="P36">není formální</text:p>
                    </text:list-item>
                  </text:list>
                </text:list-item>
                <text:list-item>
                  <text:p text:style-name="P30">kompozice</text:p>
                  <text:list>
                    <text:list-item>
                      <text:p text:style-name="P31">nadpis, odstavce, <text:span text:style-name="T13">autor</text:span></text:p>
                    </text:list-item>
                    <text:list-item>
                      <text:p text:style-name="P31"><text:s/>vynechávka (…)</text:p>
                    </text:list-item>
                    <text:list-item>
                      <text:p text:style-name="P30">odstavce na sebe navazují</text:p>
                    </text:list-item>
                    <text:list-item>
                      <text:p text:style-name="P36">neobsahuje perex ani úvodní odstavec</text:p>
                    </text:list-item>
                    <text:list-item>
                      <text:p text:style-name="P36">začátek skokem přímo do centra věci – in media res </text:p>
                    </text:list-item>
                  </text:list>
                </text:list-item>
                <text:list-item>
                  <text:p text:style-name="P59"><text:span text:style-name="T3">jazykové prostředky </text:span><text:span text:style-name="T6">= „morfologie“</text:span></text:p>
                  <text:list>
                    <text:list-item>
                      <text:p text:style-name="P35">obecná čeština</text:p>
                    </text:list-item>
                    <text:list-item>
                      <text:p text:style-name="P30">slovní zásoba</text:p>
                      <text:list>
                        <text:list-item>
                          <text:p text:style-name="P36">paronomázie (začátek)</text:p>
                        </text:list-item>
                        <text:list-item>
                          <text:p text:style-name="P36">aktualizace (Golem)</text:p>
                        </text:list-item>
                        <text:list-item>
                          <text:p text:style-name="P36"><text:soft-page-break/>metafora (nadpis)</text:p>
                        </text:list-item>
                        <text:list-item>
                          <text:p text:style-name="P30">bohatá, <text:span text:style-name="T12">snaží se zaujmout</text:span></text:p>
                        </text:list-item>
                        <text:list-item>
                          <text:p text:style-name="P36">zdrobněliny</text:p>
                        </text:list-item>
                        <text:list-item>
                          <text:p text:style-name="P35">výčty …</text:p>
                        </text:list-item>
                      </text:list>
                    </text:list-item>
                    <text:list-item>
                      <text:p text:style-name="P33">koncovky<text:span text:style-name="T12"> </text:span>v souladu se spisovnou normou</text:p>
                    </text:list-item>
                  </text:list>
                </text:list-item>
                <text:list-item>
                  <text:p text:style-name="P30">sintax</text:p>
                  <text:list>
                    <text:list-item>
                      <text:p text:style-name="P35">především věty jednoduché</text:p>
                    </text:list-item>
                    <text:list-item>
                      <text:p text:style-name="P37">poenta</text:p>
                    </text:list-item>
                  </text:list>
                </text:list-item>
                <text:list-item>
                  <text:p text:style-name="P33">slohový postup</text:p>
                  <text:list>
                    <text:list-item>
                      <text:p text:style-name="P36">úvahový</text:p>
                    </text:list-item>
                  </text:list>
                </text:list-item>
                <text:list-item>
                  <text:p text:style-name="P33">slohový útvar</text:p>
                  <text:list>
                    <text:list-item>
                      <text:p text:style-name="P38">sloupek</text:p>
                    </text:list-item>
                  </text:list>
                </text:list-item>
                <text:list-item>
                  <text:p text:style-name="P33">funkční styl</text:p>
                  <text:list>
                    <text:list-item>
                      <text:p text:style-name="P61">publicistický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">in media res</text:p>
          <text:list>
            <text:list-item>
              <text:p text:style-name="P20">začátek bez úvodní řeči, přímý skok do dění</text:p>
            </text:list-item>
          </text:list>
        </text:list-item>
      </text:list>
      <text:p text:style-name="Nadpis2">F<text:span text:style-name="T15">ejeton</text:span></text:p>
      <text:list xml:id="list1987689262" text:style-name="L17">
        <text:list-item>
          <text:p text:style-name="P62">118 – Čudlík</text:p>
          <text:list>
            <text:list-item>
              <text:p text:style-name="P62">popisný a úvahový</text:p>
            </text:list-item>
          </text:list>
        </text:list-item>
        <text:list-item>
          <text:p text:style-name="P62">poutavý nadpis</text:p>
        </text:list-item>
        <text:list-item>
          <text:p text:style-name="P63">úvod / in media res</text:p>
        </text:list-item>
        <text:list-item>
          <text:p text:style-name="P63">řečnické otázky, tázací věty</text:p>
        </text:list-item>
        <text:list-item>
          <text:p text:style-name="P63">slovní hříčky</text:p>
        </text:list-item>
        <text:list-item>
          <text:p text:style-name="P63">utajování klíčového slova</text:p>
        </text:list-item>
        <text:list-item>
          <text:p text:style-name="P63">příběh / úvaha</text:p>
        </text:list-item>
        <text:list-item>
          <text:p text:style-name="P63">po<text:span text:style-name="T18">i</text:span>nta</text:p>
          <text:list>
            <text:list-item>
              <text:p text:style-name="P63">překvapivý závěr</text:p>
            </text:list-item>
          </text:list>
        </text:list-item>
      </text:list>
      <text:p text:style-name="P10">Den blbec</text:p>
      <text:p text:style-name="P8">Ráno vstanu. Podívám se na oblohu. „To je krásný den“ řeknu si. <text:span text:style-name="T16">Pohodovou chůzí vykročím do školy. Ve škole se naprosto zkazí můj optimismus. Jsem volaný z dějepisu. Oddrmolím pár slov, pak se na mě paní profesorka podívá a pět minut mi vysvětluje, že jsem dutý jako bambus. Dostanu kuli a už si jdu konečně sednout. Po dalším nečekaném testu už naštěstí vyučování končí, důkladně si odfrknu. Cesta domů ale nebyla o nic lepší. Začalo sněžit. Je mi zima. Ujel mi vlak a další má zpoždění. Nos už mám zmrzlý a necítím prsty. </text:span>T<text:span text:style-name="T18">o ale je nic ve srovnání s tím, co nastane až přijdu domů. </text:span>„Dnes se odevzdává PraSe!“ přečtu v kalendáři.</text:p>
      <text:p text:style-name="P8"/>
      <text:p text:style-name="P9">Pointa: <text:span text:style-name="T17">Neřeš PraSe!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199cm" fo:margin-bottom="0.199cm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499cm" fo:margin-bottom="0.199cm" loext:contextual-spacing="true" style:page-number="auto" style:shadow="none" style:writing-mode="page">
        <style:tab-stops/>
      </style:paragraph-properties>
      <style:text-properties fo:font-variant="normal" fo:text-transform="none" fo:font-size="26pt"/>
    </style:style>
    <style:style style:name="Nadpis2" style:family="paragraph" style:parent-style-name="Nadpis1" style:next-style-name="text" style:master-page-name="">
      <style:paragraph-properties fo:margin-top="0.349cm" fo:margin-bottom="0.101cm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19-02-22T08:36:15.343000000</dc:date>
    <meta:editing-duration>P1DT4H26M5S</meta:editing-duration>
    <meta:editing-cycles>28</meta:editing-cycles>
    <meta:generator>LibreOffice/5.4.6.2$Windows_X86_64 LibreOffice_project/4014ce260a04f1026ba855d3b8d91541c224eab8</meta:generator>
    <meta:document-statistic meta:table-count="0" meta:image-count="0" meta:object-count="0" meta:page-count="5" meta:paragraph-count="205" meta:word-count="945" meta:character-count="5435" meta:non-whitespace-character-count="4860"/>
  </office:meta>
</office:document-meta>
</file>